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space" fo:font-size="9pt" style:font-size-asian="9pt" style:font-size-complex="9pt"/>
    </style:style>
    <style:style style:name="P2" style:family="paragraph" style:parent-style-name="Standard">
      <style:text-properties fo:color="#000000" style:font-name="Monospace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fo:color="#000000" style:font-name="Monospace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text-properties fo:color="#333333" style:font-name="Monospace" fo:font-size="9pt" style:font-size-asian="9pt" style:font-size-complex="9pt"/>
    </style:style>
    <style:style style:name="P5" style:family="paragraph" style:parent-style-name="Standard">
      <style:text-properties fo:color="#333333" style:font-name="Monospace"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text-properties fo:color="#333333" style:font-name="Monospace"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>
      <style:text-properties fo:color="#808080" style:font-name="Monospace" fo:font-size="9pt" style:font-size-asian="9pt" style:font-size-complex="9pt"/>
    </style:style>
    <style:style style:name="P8" style:family="paragraph" style:parent-style-name="Standard">
      <style:text-properties fo:color="#000000" style:font-name="Monospace"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text-properties fo:color="#000000" style:text-position="0% 100%" style:font-name="Monospace" fo:font-size="9pt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text-properties fo:color="#808080" style:font-name="Monospace"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text-properties fo:color="#808080" style:font-name="Monospace" fo:font-size="9pt" fo:font-weight="bold" style:font-size-asian="9pt" style:font-weight-asian="bold" style:font-size-complex="9pt" style:font-weight-complex="bold"/>
    </style:style>
    <style:style style:name="P12" style:family="paragraph" style:parent-style-name="Standard">
      <style:text-properties fo:color="#333333" style:font-name="Monospace" fo:font-size="9pt" fo:font-weight="normal" style:font-size-asian="9pt" style:font-weight-asian="normal" style:font-size-complex="9pt" style:font-weight-complex="normal"/>
    </style:style>
    <style:style style:name="P13" style:family="paragraph" style:parent-style-name="Heading_20_3">
      <style:text-properties fo:color="#333333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80"/>
    </style:style>
    <style:style style:name="T3" style:family="text">
      <style:text-properties fo:color="#008080" fo:font-weight="normal" style:font-weight-asian="normal" style:font-weight-complex="normal"/>
    </style:style>
    <style:style style:name="T4" style:family="text">
      <style:text-properties fo:color="#000080"/>
    </style:style>
    <style:style style:name="T5" style:family="text">
      <style:text-properties fo:color="#000080" fo:font-weight="normal" style:font-weight-asian="normal" style:font-weight-complex="normal"/>
    </style:style>
    <style:style style:name="T6" style:family="text">
      <style:text-properties fo:color="#ff0000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08080" fo:font-weight="normal" style:font-weight-asian="normal" style:font-weight-complex="normal"/>
    </style:style>
    <style:style style:name="T9" style:family="text">
      <style:text-properties fo:color="#000000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333333" fo:font-weight="normal" style:font-weight-asian="normal" style:font-weight-complex="normal"/>
    </style:style>
    <style:style style:name="T13" style:family="text">
      <style:text-properties fo:color="#b80047"/>
    </style:style>
    <style:style style:name="T14" style:family="text">
      <style:text-properties fo:color="#b80047" fo:font-weight="normal" style:font-weight-asian="normal" style:font-weight-complex="normal"/>
    </style:style>
    <style:style style:name="T15" style:family="text">
      <style:text-properties fo:color="#ff6309"/>
    </style:style>
    <style:style style:name="T16" style:family="text">
      <style:text-properties fo:color="#ff6309" fo:font-weight="normal" style:font-weight-asian="normal" style:font-weight-complex="normal"/>
    </style:style>
    <style:style style:name="T17" style:family="text">
      <style:text-properties style:text-position="0% 100%"/>
    </style:style>
    <style:style style:name="T18" style:family="text">
      <style:text-properties style:text-position="0% 100%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Здесь я хочу написать как будут выглядеть правила расширяющие и переписывающие</text:p>
      <text:p text:style-name="P4">язык Sky. По ходу дела я также могу просто записывать всё, что мне придёт в</text:p>
      <text:p text:style-name="P4">голову, отрефакторю потом.</text:p>
      <text:p text:style-name="P4"/>
      <text:p text:style-name="P4">Итак общая форма правила в стиле:</text:p>
      <text:p text:style-name="P4"/>
      <text:p text:style-name="P1"><text:span text:style-name="T1">rule</text:span> (<text:span text:style-name="T1">keyword</text:span> &lt;expression&gt; <text:span text:style-name="T1">as</text:span> '(' &lt;expressions-sequence&gt; ')' ) {</text:p>
      <text:p text:style-name="P7"><text:s text:c="4"/>// Здесь должен идти код, который генерирует код,</text:p>
      <text:p text:style-name="P7"><text:s text:c="4"/>// в который следует развернуть эту синтаксическую конструкцию</text:p>
      <text:p text:style-name="P1"><text:s text:c="4"/>...</text:p>
      <text:p text:style-name="P1">}</text:p>
      <text:p text:style-name="P1"/>
      <text:p text:style-name="P4">Например:</text:p>
      <text:p text:style-name="P4"/>
      <text:p text:style-name="P4"><text:span text:style-name="T11">rule</text:span><text:span text:style-name="T9"> (</text:span><text:span text:style-name="T11">for</text:span><text:span text:style-name="T9"> '(' </text:span><text:span text:style-name="T11">own</text:span><text:span text:style-name="T9"> &lt;identifier&gt; </text:span><text:span text:style-name="T11">in</text:span><text:span text:style-name="T9"> &lt;expression&gt; ')' ) </text:span><text:span text:style-name="T10">{ ... }</text:span></text:p>
      <text:p text:style-name="P4"/>
      <text:p text:style-name="P4">Экранирование скобок внутри выглядит довольно паршиво, пусть будет</text:p>
      <text:p text:style-name="P4"/>
      <text:p text:style-name="P4"><text:span text:style-name="T11">rule</text:span><text:span text:style-name="T9"> ~ </text:span><text:span text:style-name="T11">for</text:span><text:span text:style-name="T9"> ( </text:span><text:span text:style-name="T11">own</text:span><text:span text:style-name="T9"> &lt;identifier&gt; </text:span><text:span text:style-name="T11">in</text:span><text:span text:style-name="T9"> &lt;expression&gt; ) ~ </text:span><text:span text:style-name="T10">{ ... }</text:span></text:p>
      <text:p text:style-name="P4"/>
      <text:p text:style-name="P4">Пробелы между скобками и ключевыми словами идут, чтобы показать, что они там</text:p>
      <text:p text:style-name="P4">возможны, надо ещё подумать над этим. Может по-умолчанию позволять пробелы между</text:p>
      <text:p text:style-name="P4">скобками и буквами (или ссылками), тогда можно переписать как:</text:p>
      <text:p text:style-name="P4"/>
      <text:p text:style-name="P1"><text:span text:style-name="T1">rule</text:span> ~ <text:span text:style-name="T1">for</text:span> (<text:span text:style-name="T1">own</text:span> &lt;identifier&gt; <text:span text:style-name="T1">in</text:span> &lt;expression&gt;) ~ {</text:p>
      <text:p text:style-name="P1"><text:s text:c="4"/>...</text:p>
      <text:p text:style-name="P1">}</text:p>
      <text:p text:style-name="P4"/>
      <text:p text:style-name="P4">Думаю, ключевые слова for, own и in должны сразу выделяться как ключевые слова.</text:p>
      <text:p text:style-name="P4">Хотя может и нет, но как-то их выделить следует.</text:p>
      <text:p text:style-name="P4"/>
      <text:p text:style-name="P4">Переходим к телу. Тут нужно как-то различать тот код, который будет выполнятся</text:p>
      <text:p text:style-name="P4">от того, что будет результатом развёртки правила. Т.е. нужно какое-то</text:p>
      <text:p text:style-name="P4">экранирование как ' в лиспе. Только тут лучше использовать ограничители</text:p>
      <text:p text:style-name="P4">с обеих сторон так как тут код не заворачивается в списки.</text:p>
      <text:p text:style-name="P4"/>
      <text:p text:style-name="P1"><text:span text:style-name="T1">rule</text:span> for-own ~ <text:span text:style-name="T1">for</text:span> (<text:span text:style-name="T1">own</text:span> <text:span text:style-name="T2">&lt;key:ident&gt;</text:span> <text:span text:style-name="T1">in</text:span> <text:span text:style-name="T2">&lt;object:expression&gt;</text:span>) <text:span text:style-name="T2">&lt;code-block&gt;</text:span> ~ {</text:p>
      <text:p text:style-name="P1"><text:s text:c="4"/><text:span text:style-name="T1">var</text:span> temp = uniq_ident();</text:p>
      <text:p text:style-name="P1"><text:s text:c="4"/><text:span text:style-name="T1">return</text:span> ~</text:p>
      <text:p text:style-name="P1"><text:s text:c="8"/><text:span text:style-name="T1">var</text:span> <text:span text:style-name="T4">&lt;temp&gt;</text:span> = <text:span text:style-name="T4">&lt;object&gt;</text:span>;</text:p>
      <text:p text:style-name="P1"><text:s text:c="8"/><text:span text:style-name="T1">for</text:span> (<text:span text:style-name="T4">&lt;key&gt;</text:span> <text:span text:style-name="T1">in</text:span> <text:span text:style-name="T4">&lt;temp&gt;</text:span>) {</text:p>
      <text:p text:style-name="P1"><text:s text:c="12"/><text:span text:style-name="T1">if</text:span> (<text:span text:style-name="T4">&lt;temp&gt;</text:span>.hasOwnProperty(<text:span text:style-name="T4">&lt;key&gt;</text:span>))</text:p>
      <text:p text:style-name="P1"><text:s text:c="16"/><text:span text:style-name="T4">&lt;code-block&gt;</text:span></text:p>
      <text:p text:style-name="P1"><text:s text:c="8"/>}</text:p>
      <text:p text:style-name="P1"><text:s text:c="4"/>~;</text:p>
      <text:p text:style-name="P1">}</text:p>
      <text:p text:style-name="P1"/>
      <text:p text:style-name="P4">Временная переменная с уникальным уменем нужна, чтобы object не выполнялся дважды.</text:p>
      <text:p text:style-name="P4">Мало ли какие там побочные эффекты? Задержка, например. Уникальность имени важна</text:p>
      <text:p text:style-name="P4">потому как новая переменная потенциально может затенить какие-то переменные,</text:p>
      <text:p text:style-name="P4">ипользующиеся в object или code-block.</text:p>
      <text:p text:style-name="P4"/>
      <text:p text:style-name="P4">Тут я добавил правилу имя. Не то, чтобы оно было так необходимо, но мало ли</text:p>
      <text:p text:style-name="P4">может мы захотим импортировать часть правил в другой модуль, тогда имена пригодятся.</text:p>
      <text:p text:style-name="P4"/>
      <text:p text:style-name="P4">Еще удобно когда поледнее выражение в функции возвращается автоматические как </text:p>
      <text:p text:style-name="P4">в perl-е или lisp-е. Можно избавиться от return-ов.</text:p>
      <text:p text:style-name="P4"/>
      <text:h text:style-name="Heading_20_3" text:outline-level="3">Автобиндящиеся функции</text:h>
      <text:p text:style-name="P1"/>
      <text:p text:style-name="P4">Попробуем сделать все функции автобиндящимися, т.е. например:</text:p>
      <text:p text:style-name="P4"/>
      <text:p text:style-name="P2">var <text:span text:style-name="T7">obj = {</text:span></text:p>
      <text:p text:style-name="P3"><text:s text:c="4"/>k: 42,</text:p>
      <text:p text:style-name="P3"><text:s text:c="4"/>f: function () {</text:p>
      <text:p text:style-name="P3"><text:s text:c="8"/>return this.k;</text:p>
      <text:p text:style-name="P3"><text:s text:c="4"/>}</text:p>
      <text:p text:style-name="P3">};</text:p>
      <text:p text:style-name="P2">var<text:span text:style-name="T7"> f = obj.f;</text:span></text:p>
      <text:p text:style-name="P5"><text:span text:style-name="T10">f()</text:span><text:span text:style-name="T7"> </text:span><text:span text:style-name="T8">// returns 42</text:span></text:p>
      <text:p text:style-name="P10"/>
      <text:p text:style-name="P6">Тут нам понадобиться два правила и заглядывание вперед в синтаксическом</text:p>
      <text:p text:style-name="P6">разборе, хуй знает как его правильно сделать.</text:p>
      <text:p text:style-name="P10"/>
      <text:p text:style-name="P6">Попробуем так при: сохранении ссылки на метод, будем приписывать прибинденный объект в специальное</text:p>
      <text:p text:style-name="P6">свойство, а при вызове будем проверять его и применять если есть.</text:p>
      <text:p text:style-name="P11"/>
      <text:p text:style-name="P2">rules <text:span text:style-name="T7">auto-bind</text:span> <text:span text:style-name="T7">{</text:span></text:p>
      <text:p text:style-name="P2"><text:s text:c="4"/>rule <text:span text:style-name="T7">~ </text:span><text:span text:style-name="T3">&lt;object:expression&gt;</text:span><text:span text:style-name="T7">.</text:span><text:span text:style-name="T3">&lt;key:ident&gt; </text:span><text:span text:style-name="T14">@not-followed-by </text:span><text:span text:style-name="T7">.</text:span><text:span text:style-name="T3"> </text:span><text:span text:style-name="T14">@or</text:span><text:span text:style-name="T3"> </text:span><text:span text:style-name="T7">(</text:span><text:span text:style-name="T3"> </text:span><text:span text:style-name="T14">@or </text:span><text:span text:style-name="T7">=</text:span><text:span text:style-name="T3"> </text:span><text:span text:style-name="T7">~ { </text:span></text:p>
      <text:p text:style-name="P2"><text:span text:style-name="T7"><text:tab/> </text:span><text:span text:style-name="T8">// нужно что-то более высокоуровневое для установки контекста</text:span></text:p>
      <text:p text:style-name="P10"><text:s text:c="8"/>// типа @as:stored-value</text:p>
      <text:p text:style-name="P3"><text:s text:c="8"/>~</text:p>
      <text:p text:style-name="P2"><text:span text:style-name="T7"><text:s text:c="12"/>(</text:span>function<text:span text:style-name="T7"> (object) {</text:span></text:p>
      <text:p text:style-name="P2"><text:span text:style-name="T7"><text:s text:c="16"/></text:span>var<text:span text:style-name="T7"> func = object.</text:span><text:span text:style-name="T5">&lt;key&gt;</text:span><text:span text:style-name="T7">;</text:span></text:p>
      <text:p text:style-name="P2"><text:span text:style-name="T7"><text:s text:c="16"/></text:span>if <text:span text:style-name="T7">(</text:span>typeof <text:span text:style-name="T7">func === </text:span><text:span text:style-name="T16">'function'</text:span><text:span text:style-name="T7">) {</text:span></text:p>
      <text:p text:style-name="P3"><text:s text:c="20"/>func.__sky__binded = object;</text:p>
      <text:p text:style-name="P3"><text:s text:c="16"/>}</text:p>
      <text:p text:style-name="P2"><text:span text:style-name="T7"><text:s text:c="16"/></text:span>return<text:span text:style-name="T7"> func;</text:span></text:p>
      <text:p text:style-name="P2"><text:span text:style-name="T7"><text:s text:c="12"/>}(</text:span><text:span text:style-name="T5">&lt;object&gt;</text:span><text:span text:style-name="T7">))</text:span></text:p>
      <text:p text:style-name="P3"><text:s text:c="8"/>~</text:p>
      <text:p text:style-name="P3"><text:s text:c="4"/>}</text:p>
      <text:p text:style-name="P3"/>
      <text:p text:style-name="P2"><text:s text:c="4"/>rule <text:span text:style-name="T7">~ </text:span><text:span text:style-name="T3">&lt;func:expression&gt;</text:span><text:span text:style-name="T7">(</text:span><text:span text:style-name="T3">&lt;args:expressions-sequence&gt;</text:span><text:span text:style-name="T7">) ~ {</text:span></text:p>
      <text:p text:style-name="P2"><text:span text:style-name="T7"><text:s text:c="8"/></text:span>var<text:span text:style-name="T7"> temp = uniq_ident();</text:span></text:p>
      <text:p text:style-name="P3"><text:s text:c="8"/>~</text:p>
      <text:p text:style-name="P2"><text:span text:style-name="T7"><text:s text:c="12"/>(</text:span>function <text:span text:style-name="T7">(</text:span><text:span text:style-name="T5">&lt;temp&gt;</text:span><text:span text:style-name="T7">) {</text:span></text:p>
      <text:p text:style-name="P2"><text:span text:style-name="T7"><text:s text:c="16"/></text:span>return <text:span text:style-name="T5">&lt;temp&gt;</text:span><text:span text:style-name="T7">.__sky__binded ? </text:span><text:span text:style-name="T5">&lt;temp&gt;</text:span><text:span text:style-name="T7">.call(</text:span><text:span text:style-name="T5">&lt;temp&gt;</text:span><text:span text:style-name="T7">.__sky_binded, </text:span><text:span text:style-name="T5">&lt;args&gt;</text:span><text:span text:style-name="T7">) </text:span></text:p>
      <text:p text:style-name="P2"><text:span text:style-name="T7"><text:s text:c="44"/>: </text:span><text:span text:style-name="T5">&lt;temp&gt;</text:span><text:span text:style-name="T7">(</text:span><text:span text:style-name="T5">&lt;args&gt;</text:span><text:span text:style-name="T7">)</text:span></text:p>
      <text:p text:style-name="P2"><text:span text:style-name="T7"><text:s text:c="12"/>}(</text:span><text:span text:style-name="T5">&lt;func&gt;</text:span><text:span text:style-name="T7">))</text:span></text:p>
      <text:p text:style-name="P3"><text:s text:c="8"/>~</text:p>
      <text:p text:style-name="P3"><text:s text:c="4"/>}</text:p>
      <text:p text:style-name="P3">}</text:p>
      <text:p text:style-name="P3"/>
      <text:p text:style-name="P3"/>
      <text:p text:style-name="P6">Из-за того, что мы отказались от квотирования литералов, управляющие <text:s/>конструкции</text:p>
      <text:p text:style-name="P6">получаются довольно неуклющими. Наоборот было бы так:</text:p>
      <text:p text:style-name="P3"/>
      <text:p text:style-name="P2">rule <text:span text:style-name="T7">~ </text:span><text:span text:style-name="T3">&lt;object:expression&gt; </text:span><text:span text:style-name="T16">'.'</text:span><text:span text:style-name="T7"> </text:span><text:span text:style-name="T3">&lt;key:ident&gt; </text:span><text:span text:style-name="T12">!=&gt;</text:span><text:span text:style-name="T3"> </text:span><text:span text:style-name="T16">'.'</text:span><text:span text:style-name="T3"> </text:span><text:span text:style-name="T12">|</text:span><text:span text:style-name="T3"> </text:span><text:span text:style-name="T16">'('</text:span><text:span text:style-name="T3"> </text:span><text:span text:style-name="T12">|</text:span><text:span text:style-name="T3"> </text:span><text:span text:style-name="T16">'='</text:span><text:span text:style-name="T6"> </text:span><text:span text:style-name="T7">~ { ... }</text:span></text:p>
      <text:p text:style-name="P3"/>
      <text:p text:style-name="P1"><text:span text:style-name="T1">rule</text:span> ~ <text:span text:style-name="T16">'for' '(' 'own'</text:span> <text:span text:style-name="T2">&lt;key:ident&gt;</text:span> <text:span text:style-name="T16">'in'</text:span> <text:span text:style-name="T2">&lt;object:expression&gt; </text:span><text:span text:style-name="T15">')'</text:span> <text:span text:style-name="T2">&lt;code-block&gt;</text:span> ~ <text:span text:style-name="T7">{ ... }</text:span></text:p>
      <text:p text:style-name="P3"/>
      <text:h text:style-name="Heading_20_3" text:outline-level="3">Правила для написания правил</text:h>
      <text:p text:style-name="P3"/>
      <text:p text:style-name="P3">Тут вопрос в том, чего больше простых правил или замудрённых, наверное всё же простых</text:p>
      <text:p text:style-name="P3">поэтому нахрен квотирование. К тому же можно использовать что-то вроде:</text:p>
      <text:p text:style-name="P3"/>
      <text:p text:style-name="P2">rule <text:span text:style-name="T7">~ </text:span><text:span text:style-name="T3">&lt;object:expression&gt;</text:span><text:span text:style-name="T7">.</text:span><text:span text:style-name="T3">&lt;key:ident&gt; </text:span><text:span text:style-name="T14">@!=&gt; </text:span><text:span text:style-name="T7">.</text:span><text:span text:style-name="T3"> </text:span><text:span text:style-name="T14">@|</text:span><text:span text:style-name="T3"> </text:span><text:span text:style-name="T7">(</text:span><text:span text:style-name="T3"> </text:span><text:span text:style-name="T14">@|</text:span><text:span text:style-name="T3"> </text:span><text:span text:style-name="T7">=</text:span><text:span text:style-name="T3"> </text:span><text:span text:style-name="T7">~ { ... }</text:span></text:p>
      <text:p text:style-name="P3"/>
      <text:p text:style-name="P3"/>
      <text:p text:style-name="P6">Кстати, в реализации наших правил мы породили два шаблона: создание временной переменной </text:p>
      <text:p text:style-name="P6">и заворачивани в функцию. Мы можем написать правила, чтобы избавится от них.</text:p>
      <text:p text:style-name="P6"/>
      <text:p text:style-name="P2">rule <text:span text:style-name="T7">~</text:span> with-uniq-ident<text:span text:style-name="T13">@(</text:span>s<text:span text:style-name="T13">)?</text:span> <text:span text:style-name="T7">( </text:span><text:span text:style-name="T3">&lt;names:ident&gt; </text:span><text:span text:style-name="T14">@( </text:span><text:span text:style-name="T7">, </text:span><text:span text:style-name="T3">&lt;names:ident&gt;</text:span><text:span text:style-name="T14"> @)+</text:span><text:span text:style-name="T7"> ) { </text:span><text:span text:style-name="T3">&lt;code&gt; </text:span><text:span text:style-name="T7">} ~ {</text:span></text:p>
      <text:p text:style-name="P3"><text:s text:c="4"/>~</text:p>
      <text:p text:style-name="P10"><text:s text:c="8"/>// На этот раз мы интерполируем не просто переменную, но код, что с одной стороны охуенно,</text:p>
      <text:p text:style-name="P10"><text:s text:c="8"/>// а с другой всего лишь прямое расширение предыдущего — код в &lt;&gt; исполняется и возвращает</text:p>
      <text:p text:style-name="P10"><text:s text:c="8"/>// код, который вставляется куда надо.</text:p>
      <text:p text:style-name="P10"><text:s text:c="8"/>//</text:p>
      <text:p text:style-name="P10"><text:s text:c="8"/>// Чтобы понять это дерьмо, нужно просто научится воспринимать код, как спецтальный тип данных.</text:p>
      <text:p text:style-name="P10"><text:s text:c="8"/>// И ~ … ~ просто литерал, который позволяет удобно конструировать код-данные.</text:p>
      <text:p text:style-name="P10"><text:s text:c="8"/>// На самом деле это ненамного сложнее, чем интерполяция выражений в строках:</text:p>
      <text:p text:style-name="P10"><text:s text:c="8"/>// <text:s text:c="4"/>'1 + 2 = ${1 + 2}'</text:p>
      <text:p text:style-name="P10"><text:s text:c="8"/>// <text:s text:c="4"/>'greeting is ${ $name ? '$hellow, $name' : $hellow <text:s/>}'</text:p>
      <text:p text:style-name="P10"><text:s text:c="8"/>// Во втором выражении используется интерполяция внутри выражения внутри интерполяции,</text:p>
      <text:p text:style-name="P10"><text:s text:c="8"/>// также и мы можем ипользовать литерал кода внутри интерполяции внутри литерала кода</text:p>
      <text:p text:style-name="P10"><text:s text:c="8"/>//</text:p>
      <text:p text:style-name="P10"><text:s text:c="8"/>// Хуйня война, почувствуй код как мягкую глину в своих руках.</text:p>
      <text:p text:style-name="P2"><text:span text:style-name="T7"><text:s text:c="8"/></text:span>var <text:span text:style-name="T5">&lt;names.map(function (name) { return</text:span><text:span text:style-name="T7"> ~ </text:span><text:span text:style-name="T5">&lt;name&gt; </text:span><text:span text:style-name="T7">= uniq_ident() ~ </text:span><text:span text:style-name="T5">}).join(~ </text:span><text:span text:style-name="T7">, </text:span><text:span text:style-name="T5">~)&gt;</text:span><text:span text:style-name="T7">;</text:span></text:p>
      <text:p text:style-name="P2"><text:span text:style-name="T7"><text:s text:c="8"/></text:span><text:span text:style-name="T5">&lt;code&gt;</text:span></text:p>
      <text:p text:style-name="P3"><text:s text:c="4"/>~</text:p>
      <text:p text:style-name="P3">}</text:p>
      <text:p text:style-name="P3"/>
      <text:p text:style-name="P6">(C хитрой лямбдой можно переписать запутанную строку так:</text:p>
      <text:p text:style-name="P6"/>
      <text:p text:style-name="P2">var <text:span text:style-name="T5">&lt;map(names, ~</text:span><text:span text:style-name="T7"> </text:span><text:span text:style-name="T5">&lt;$&gt;</text:span><text:span text:style-name="T7"> = uniq_ident() </text:span><text:span text:style-name="T5">~).join(~ </text:span><text:span text:style-name="T7">,</text:span><text:span text:style-name="T5"> ~)&gt;</text:span><text:span text:style-name="T7">;</text:span><text:span text:style-name="T12">)</text:span></text:p>
      <text:p text:style-name="P3"/>
      <text:p text:style-name="P6"/>
      <text:p text:style-name="P5"><text:span text:style-name="T7">Теперь </text:span><text:span text:style-name="T9">with-uniq-ident <text:s/></text:span><text:span text:style-name="T7">можно использовать:</text:span></text:p>
      <text:p text:style-name="P3"/>
      <text:p text:style-name="P1"><text:span text:style-name="T1">rule</text:span> for-own ~ <text:span text:style-name="T1">for</text:span> (<text:span text:style-name="T1">own</text:span> <text:span text:style-name="T2">&lt;key:ident&gt;</text:span> <text:span text:style-name="T1">in</text:span> <text:span text:style-name="T2">&lt;object:expression&gt;</text:span>) <text:span text:style-name="T2">&lt;code-block&gt;</text:span> ~ {</text:p>
      <text:p text:style-name="P1"><text:s text:c="4"/><text:span text:style-name="T1">with-uniq-ident </text:span>(temp) {</text:p>
      <text:p text:style-name="P1"><text:s text:c="8"/>~</text:p>
      <text:p text:style-name="P1"><text:s text:c="12"/><text:span text:style-name="T1">var</text:span> <text:span text:style-name="T4">&lt;temp&gt;</text:span> = <text:span text:style-name="T4">&lt;object&gt;</text:span>;</text:p>
      <text:p text:style-name="P1"><text:s text:c="12"/><text:span text:style-name="T1">for</text:span> (<text:span text:style-name="T4">&lt;key&gt;</text:span> <text:span text:style-name="T1">in</text:span> <text:span text:style-name="T4">&lt;temp&gt;</text:span>) {</text:p>
      <text:p text:style-name="P1"><text:s text:c="16"/><text:span text:style-name="T1">if</text:span> (<text:span text:style-name="T4">&lt;temp&gt;</text:span>.hasOwnProperty(<text:span text:style-name="T4">&lt;key&gt;</text:span>))</text:p>
      <text:p text:style-name="P1"><text:s text:c="20"/><text:span text:style-name="T4">&lt;code-block&gt;</text:span></text:p>
      <text:p text:style-name="P1"><text:s text:c="12"/>}</text:p>
      <text:p text:style-name="P1"><text:s text:c="8"/>~;</text:p>
      <text:p text:style-name="P1"><text:s text:c="4"/>}</text:p>
      <text:p text:style-name="P3">}</text:p>
      <text:p text:style-name="P3"/>
      <text:p text:style-name="P6">Н-да, в лиспе в этом было больше смысла. Ну да ладно можно и не использовать.</text:p>
      <text:p text:style-name="P6">Хотя может пригодится, если их будет много.</text:p>
      <text:p text:style-name="P3"/>
      <text:h text:style-name="P13" text:outline-level="3">Методы</text:h>
      <text:p text:style-name="P6"/>
      <text:p text:style-name="P6">Отложим пока реализацию второго паттерна (заворачивание в функцию) и посмотрим на <text:span text:style-name="T9">auto-bind</text:span>.</text:p>
      <text:p text:style-name="P6">На самом деле она хуёвая, сработает только для неймспейсов, а объекты будут всё время переписывать</text:p>
      <text:p text:style-name="P6">друг друга в свойстве <text:span text:style-name="T9">__sky__binded </text:span>и каждый отдельный вызов будет работать непредсказуемо.</text:p>
      <text:p text:style-name="P6"/>
      <text:p text:style-name="P6">Попоробуем другой подход заменим все функции на объекты содержащие эту функцию и scope, а при биндинге</text:p>
      <text:p text:style-name="P6">будем создавать копию с подменённым scope. Нам также придётся переписать вызов как мы это делали раньше,</text:p>
      <text:p text:style-name="P6">чтобы наши объекты (привязанные методы) вызывались как надо.</text:p>
      <text:p text:style-name="P6"/>
      <text:p text:style-name="P2">rule <text:span text:style-name="T7">auto-bind</text:span> <text:span text:style-name="T7">~ </text:span><text:span text:style-name="T14">@rvalue</text:span><text:span text:style-name="T8"> </text:span><text:span text:style-name="T3">&lt;object:expression&gt;</text:span><text:span text:style-name="T7">.</text:span><text:span text:style-name="T3">&lt;key:ident&gt; </text:span><text:span text:style-name="T7">~ {</text:span></text:p>
      <text:p text:style-name="P3"><text:s text:c="4"/>~</text:p>
      <text:p text:style-name="P2"><text:span text:style-name="T7"><text:s text:c="8"/>(</text:span>function<text:span text:style-name="T7"> (object) {</text:span></text:p>
      <text:p text:style-name="P2"><text:span text:style-name="T7"><text:s text:c="12"/></text:span>var<text:span text:style-name="T7"> prop = object.</text:span><text:span text:style-name="T5">&lt;key&gt;</text:span><text:span text:style-name="T7">;</text:span></text:p>
      <text:p text:style-name="P2"><text:span text:style-name="T7"><text:s text:c="12"/></text:span>return typeof <text:span text:style-name="T7">prop === </text:span><text:span text:style-name="T16">'function' </text:span></text:p>
      <text:p text:style-name="P2"><text:span text:style-name="T16"><text:s text:c="16"/></text:span><text:span text:style-name="T7">? prop.bind(object)</text:span></text:p>
      <text:p text:style-name="P3"><text:s text:c="16"/>: prop;</text:p>
      <text:p text:style-name="P2"><text:span text:style-name="T7"><text:s text:c="8"/>}(</text:span><text:span text:style-name="T5">&lt;object&gt;</text:span><text:span text:style-name="T7">))</text:span></text:p>
      <text:p text:style-name="P3"><text:s text:c="4"/>~</text:p>
      <text:p text:style-name="P3">}</text:p>
      <text:p text:style-name="P3"/>
      <text:p text:style-name="P3">Недостаток тут тот, что при биндинге мы возвращаем новый объект. Можно пойти ещё другому -</text:p>
      <text:p text:style-name="P3">создать тип методов и задавать их явно, и автопривязывать только их как в питоне:</text:p>
      <text:p text:style-name="P3"/>
      <text:p text:style-name="P2">function <text:span text:style-name="T18">Method(func, scope) {</text:span></text:p>
      <text:p text:style-name="P2"><text:span text:style-name="T18"><text:s text:c="4"/></text:span><text:span text:style-name="T17">var</text:span><text:span text:style-name="T18"> method = Object.create(Method.prototype);</text:span></text:p>
      <text:p text:style-name="P9"><text:s text:c="4"/>method.func = func;</text:p>
      <text:p text:style-name="P9"><text:s text:c="4"/>method.scope = scope || null;</text:p>
      <text:p text:style-name="P9"><text:s text:c="4"/>return method;</text:p>
      <text:p text:style-name="P9">}<text:line-break/></text:p>
      <text:p text:style-name="P9">Method.prototype = {</text:p>
      <text:p text:style-name="P2"><text:span text:style-name="T18"><text:s text:c="4"/>__call__: </text:span><text:span text:style-name="T17">function</text:span><text:span text:style-name="T18"> () { </text:span><text:span text:style-name="T17">return</text:span><text:span text:style-name="T18"> this.func.apply(this.scope, arguments) },</text:span></text:p>
      <text:p text:style-name="P2"><text:span text:style-name="T18"><text:s text:c="4"/>bind: </text:span><text:span text:style-name="T17">function</text:span><text:span text:style-name="T18"> (scope) {</text:span></text:p>
      <text:p text:style-name="P2"><text:span text:style-name="T18"><text:s text:c="8"/></text:span><text:span text:style-name="T17">var</text:span><text:span text:style-name="T18"> binded = Object.create(this);</text:span></text:p>
      <text:p text:style-name="P9"><text:s text:c="8"/>binded.scope = scope;</text:p>
      <text:p text:style-name="P9"><text:s text:c="8"/>return binded;</text:p>
      <text:p text:style-name="P9"><text:s text:c="4"/>}</text:p>
      <text:p text:style-name="P9">};</text:p>
      <text:p text:style-name="P6"/>
      <text:p text:style-name="P2">rules <text:span text:style-name="T7">methods</text:span> <text:span text:style-name="T7">{</text:span></text:p>
      <text:p text:style-name="P2"><text:s text:c="4"/>rule <text:span text:style-name="T7">~ </text:span>method<text:span text:style-name="T7"> </text:span><text:span text:style-name="T3">&lt;name:ident&gt;</text:span><text:span text:style-name="T14">@?</text:span><text:span text:style-name="T3"> </text:span><text:span text:style-name="T7">(</text:span><text:span text:style-name="T3"> &lt;args:arguments-def&gt; </text:span><text:span text:style-name="T7">)</text:span><text:span text:style-name="T14"> </text:span><text:span text:style-name="T7">{ </text:span><text:span text:style-name="T3">&lt;code&gt;</text:span><text:span text:style-name="T7"> }</text:span><text:span text:style-name="T3"> </text:span><text:span text:style-name="T7">~ {</text:span></text:p>
      <text:p text:style-name="P2"><text:span text:style-name="T7"><text:s text:c="8"/>~ Method(</text:span>function<text:span text:style-name="T7"> </text:span><text:span text:style-name="T5">&lt;name&gt;</text:span><text:span text:style-name="T7">(</text:span><text:span text:style-name="T5">&lt;args&gt;</text:span><text:span text:style-name="T7">) { </text:span><text:span text:style-name="T5">&lt;code&gt; </text:span><text:span text:style-name="T7">}) ~</text:span></text:p>
      <text:p text:style-name="P3"><text:s text:c="4"/>}</text:p>
      <text:p text:style-name="P3"/>
      <text:p text:style-name="P2"><text:s text:c="4"/>rule <text:span text:style-name="T7">~ </text:span><text:span text:style-name="T14">@rvalue</text:span><text:span text:style-name="T7"> </text:span><text:span text:style-name="T3">&lt;object:expression&gt;</text:span><text:span text:style-name="T7">.</text:span><text:span text:style-name="T3">&lt;key:ident&gt; </text:span><text:span text:style-name="T7">~ { </text:span></text:p>
      <text:p text:style-name="P3"><text:s text:c="8"/>~</text:p>
      <text:p text:style-name="P2"><text:span text:style-name="T7"><text:s text:c="12"/>(</text:span>function<text:span text:style-name="T7"> (object) {</text:span></text:p>
      <text:p text:style-name="P2"><text:span text:style-name="T7"><text:s text:c="16"/></text:span>var<text:span text:style-name="T7"> prop = object.</text:span><text:span text:style-name="T5">&lt;key&gt;</text:span><text:span text:style-name="T7">;</text:span></text:p>
      <text:p text:style-name="P2"><text:span text:style-name="T7"><text:s text:c="16"/></text:span>return<text:span text:style-name="T7"> prop </text:span>instanceof<text:span text:style-name="T7"> Method ? prop.bind(object)</text:span></text:p>
      <text:p text:style-name="P3"><text:s text:c="46"/>: prop;</text:p>
      <text:p text:style-name="P2"><text:span text:style-name="T7"><text:s text:c="12"/>}(</text:span><text:span text:style-name="T5">&lt;object&gt;</text:span><text:span text:style-name="T7">))</text:span></text:p>
      <text:p text:style-name="P3"><text:s text:c="8"/>~</text:p>
      <text:p text:style-name="P3"><text:s text:c="4"/>}</text:p>
      <text:p text:style-name="P3"/>
      <text:p text:style-name="P2"><text:s text:c="4"/>rule <text:span text:style-name="T7">~ </text:span><text:span text:style-name="T3">&lt;func:expression&gt;</text:span><text:span text:style-name="T7">(</text:span><text:span text:style-name="T3">&lt;args:arguments</text:span><text:span text:style-name="T7">) ~ {</text:span></text:p>
      <text:p text:style-name="P2"><text:span text:style-name="T7"><text:s text:c="8"/></text:span>var<text:span text:style-name="T7"> temp = uniq_ident();</text:span></text:p>
      <text:p text:style-name="P3"><text:s text:c="8"/>~</text:p>
      <text:p text:style-name="P2"><text:span text:style-name="T7"><text:s text:c="12"/>(</text:span>function <text:span text:style-name="T7">(</text:span><text:span text:style-name="T5">&lt;temp&gt;</text:span><text:span text:style-name="T7">) {</text:span></text:p>
      <text:p text:style-name="P2"><text:span text:style-name="T7"><text:s text:c="16"/></text:span>return (<text:span text:style-name="T5">&lt;temp&gt;</text:span><text:span text:style-name="T7">.__call__ || </text:span><text:span text:style-name="T5">&lt;temp&gt;</text:span><text:span text:style-name="T12">)</text:span><text:span text:style-name="T7">(</text:span><text:span text:style-name="T5">&lt;args&gt;</text:span><text:span text:style-name="T7">);</text:span></text:p>
      <text:p text:style-name="P2"><text:span text:style-name="T7"><text:s text:c="12"/>}(</text:span><text:span text:style-name="T5">&lt;func&gt;</text:span><text:span text:style-name="T7">))</text:span></text:p>
      <text:p text:style-name="P3"><text:s text:c="8"/>~</text:p>
      <text:p text:style-name="P3"><text:s text:c="4"/>}</text:p>
      <text:p text:style-name="P3">}</text:p>
      <text:p text:style-name="P3"/>
      <text:p text:style-name="P6">Отличная штука, позволит передавать <text:span text:style-name="T9">obj.some_method</text:span> как колбек. </text:p>
      <text:p text:style-name="P6">Всё это, конечно, здорово замедлит получившийся скрипт, хе-хе. </text:p>
      <text:p text:style-name="P6">Заворачивать каждый вызов и каждый доступ к свойству в такую конструкцию</text:p>
      <text:p text:style-name="P6">должно быть довольно дорого. </text:p>
      <text:p text:style-name="P6"/>
      <text:p text:style-name="P6">Можно потом оптимизировать анализируя пути исполнения кода и</text:p>
      <text:p text:style-name="P6">инлайня такие штуки. Должно быть довольно эффективно если</text:p>
      <text:p text:style-name="P6">оптимизировать весь проект целиком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Александр </meta:initial-creator>
    <meta:creation-date>2011-10-14T21:32:32</meta:creation-date>
    <dc:date>2011-10-20T20:27:05</dc:date>
    <dc:creator>Александр </dc:creator>
    <meta:editing-duration>P3DT22H8M45S</meta:editing-duration>
    <meta:editing-cycles>30</meta:editing-cycles>
    <meta:generator>LibreOffice/3.3$Linux LibreOffice_project/330m19$Build-301</meta:generator>
    <meta:document-statistic meta:table-count="0" meta:image-count="0" meta:object-count="0" meta:page-count="1" meta:paragraph-count="188" meta:word-count="1109" meta:character-count="8097"/>
  </office:meta>
</office:document-meta>
</file>